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ccd3" officeooo:paragraph-rsid="001dccd3"/>
    </style:style>
    <style:style style:name="P2" style:family="paragraph" style:parent-style-name="Standard">
      <style:text-properties officeooo:rsid="001f1275" officeooo:paragraph-rsid="001f1275"/>
    </style:style>
    <style:style style:name="P3" style:family="paragraph" style:parent-style-name="Standard">
      <style:text-properties officeooo:rsid="001fad48" officeooo:paragraph-rsid="001fad48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074e48" style:font-size-asian="12pt" style:font-size-complex="12pt"/>
    </style:style>
    <style:style style:name="T3" style:family="text">
      <style:text-properties fo:font-size="12pt" officeooo:rsid="001f3f09" style:font-size-asian="12pt" style:font-size-complex="12pt"/>
    </style:style>
    <style:style style:name="T4" style:family="text">
      <style:text-properties fo:font-size="12pt" officeooo:rsid="001fad48" style:font-size-asian="12pt" style:font-size-complex="12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background-color="#ffff00" loext:char-shading-value="0"/>
    </style:style>
    <style:style style:name="T8" style:family="text">
      <style:text-properties fo:background-color="#ffff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LAN :</text:p>
      <text:p text:style-name="P1"/>
      <text:p text:style-name="P1"><text:s/><text:tab/><text:tab/><text:span text:style-name="T6">INTRODUCTION </text:span>: <text:span text:style-name="T2"><text:s/>De l’IA au computer vision <text:tab/> </text:span><text:span text:style-name="T3">(</text:span><text:span text:style-name="T4">Mouhamadou</text:span><text:span text:style-name="T3">)</text:span></text:p>
      <text:p text:style-name="P1"><text:span text:style-name="T2"/></text:p>
      <text:p text:style-name="P1"><text:span text:style-name="T2">I- </text:span><text:span text:style-name="T1">Computer vision</text:span><text:span text:style-name="T3">(Fickou)</text:span></text:p>
      <text:p text:style-name="P1"><text:span text:style-name="T1"><text:tab/>1-Qu’est ce que le computer vision</text:span></text:p>
      <text:p text:style-name="P1"><text:span text:style-name="T1"><text:tab/>2- Objectifs et defis </text:span></text:p>
      <text:p text:style-name="P1"><text:span text:style-name="T1"><text:tab/>3- Domaine d’application </text:span></text:p>
      <text:p text:style-name="P1"><text:span text:style-name="T1"/></text:p>
      <text:p text:style-name="P1"><text:span text:style-name="T1">II- Avantages et limites </text:span><text:span text:style-name="T3">(B</text:span><text:span text:style-name="T4">abacar</text:span><text:span text:style-name="T3">)</text:span></text:p>
      <text:p text:style-name="P2"><text:span text:style-name="T1">III- Fonctionnement de la computer vision <text:s/></text:span><text:span text:style-name="T4">(Fallou)</text:span></text:p>
      <text:p text:style-name="P1"><text:span text:style-name="T1">IV- Exemple pratique </text:span></text:p>
      <text:p text:style-name="P1"><text:span text:style-name="T1"><text:tab/></text:span></text:p>
      <text:p text:style-name="P1"><text:span text:style-name="T1"><text:tab/></text:span></text:p>
      <text:p text:style-name="P1"><text:span text:style-name="T1"><text:tab/><text:tab/></text:span></text:p>
      <text:p text:style-name="P1"><text:span text:style-name="T1"><text:tab/><text:tab/></text:span><text:span text:style-name="T5">CONCLUSION</text:span></text:p>
      <text:p text:style-name="P1"><text:span text:style-name="T5"/></text:p>
      <text:p text:style-name="P3">prochaine rencontre :<text:span text:style-name="T8"> le Samedi prochain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0T16:25:48.723362938</meta:creation-date>
    <dc:date>2024-11-10T17:28:09.722874847</dc:date>
    <meta:editing-duration>PT3M</meta:editing-duration>
    <meta:editing-cycles>1</meta:editing-cycles>
    <meta:document-statistic meta:table-count="0" meta:image-count="0" meta:object-count="0" meta:page-count="1" meta:paragraph-count="14" meta:word-count="48" meta:character-count="338" meta:non-whitespace-character-count="282"/>
    <meta:generator>LibreOffice/24.2.6.2$Linux_X86_64 LibreOffice_project/420$Build-2</meta:generator>
  </office:meta>
</office:document-meta>
</file>